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E4E80F4DDABDEED0.png" manifest:media-type="image/png"/>
  <manifest:file-entry manifest:full-path="Pictures/1000000000000556000003001A401886CEB7F78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3.8929in" draw:z-index="0"><draw:image xlink:href="Pictures/1000000000000556000003001A401886CEB7F787.png" xlink:type="simple" xlink:show="embed" xlink:actuate="onLoad"/></draw:frame><draw:frame draw:style-name="fr2" draw:name="Image2" text:anchor-type="paragraph" svg:x="-0.0409in" svg:y="4.5201in" svg:width="6.9252in" svg:height="3.8929in" draw:z-index="1"><draw:image xlink:href="Pictures/100000000000055600000300E4E80F4DDABDEED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20:50:45.398400295</meta:creation-date>
    <dc:date>2018-03-27T20:58:05.437391665</dc:date>
    <meta:editing-duration>PT7M20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5.3.0.3$Linux_X86_64 LibreOffice_project/30m0$Build-3</meta:generator>
  </office:meta>
</office:document-meta>
</file>